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12.569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5.18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language="en" fo:country="US" fo:font-weight="bold" style:font-weight-asian="bold" style:font-weight-complex="bold"/>
    </style:style>
    <style:style style:name="ce2" style:family="table-cell" style:parent-style-name="Default">
      <style:table-cell-properties fo:background-color="#c1ffe2"/>
      <style:text-properties fo:language="en" fo:country="US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language="en" fo:country="US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5" table:number-columns-repeated="1020" table:default-cell-style-name="ce4"/>
        <table:table-row table:style-name="ro2">
          <table:table-cell table:style-name="ce1" table:number-columns-repeated="2"/>
          <table:table-cell table:style-name="ce1" office:value-type="string">
            <text:p>Matrix</text:p>
          </table:table-cell>
          <table:table-cell table:style-name="ce1" office:value-type="string">
            <text:p>NatTable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>
            <text:p>General</text:p>
          </table:table-cell>
          <table:table-cell table:style-name="ce2" table:number-columns-repeated="1023"/>
        </table:table-row>
        <table:table-row table:style-name="ro3">
          <table:table-cell table:style-name="ce3" office:value-type="string">
            <text:p>Number of items</text:p>
          </table:table-cell>
          <table:table-cell/>
          <table:table-cell office:value-type="string">
            <text:p>Unlimited</text:p>
          </table:table-cell>
          <table:table-cell office:value-type="string">
            <text:p>Integer.MAX_VALUE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erformance as function of item count</text:p>
          </table:table-cell>
          <table:table-cell/>
          <table:table-cell table:number-columns-repeated="2" office:value-type="string">
            <text:p>Constant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ree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ows / columns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API Symmetr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>
            <text:p>Swap rows and columns</text:p>
          </table:table-cell>
          <table:table-cell/>
          <table:table-cell office:value-type="string">
            <text:p><text:s/></text:p>
          </table:table-cell>
          <table:table-cell office:value-type="string">
            <text:p>No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Reorder </text:p>
          </table:table-cell>
          <table:table-cell office:value-type="string">
            <text:p>Drag column header and reorder</text:p>
          </table:table-cell>
          <table:table-cell office:value-type="string">
            <text:p><text:s/></text:p>
          </table:table-cell>
          <table:table-cell office:value-type="string">
            <text:p>Partial. Only for columns.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Hide/show </text:p>
          </table:table-cell>
          <table:table-cell/>
          <table:table-cell office:value-type="string">
            <text:p><text:s/></text:p>
          </table:table-cell>
          <table:table-cell office:value-type="string">
            <text:p>Partial. Only for columns.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Resize</text:p>
          </table:table-cell>
          <table:table-cell office:value-type="string">
            <text:p>Resize by dragging header edge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ultiple resize</text:p>
          </table:table-cell>
          <table:table-cell office:value-type="string">
            <text:p>Select multiple columns and resize. All columns are resized to the same width. The same applies for rows.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uto-resize</text:p>
          </table:table-cell>
          <table:table-cell office:value-type="string">
            <text:p>Double click on the header edge resizes column to best fit contents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croll to given index</text:p>
          </table:table-cell>
          <table:table-cell office:value-type="string">
            <text:p>Make the given row / column visible in the viewport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nable selectio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Enable sorting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Hide/show /order dialog</text:p>
          </table:table-cell>
          <table:table-cell/>
          <table:table-cell office:value-type="string">
            <text:p><text:s/></text:p>
          </table:table-cell>
          <table:table-cell office:value-type="string">
            <text:p>Partial. Only for columns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eader </text:p>
          </table:table-cell>
          <table:table-cell table:style-name="ce2" table:number-columns-repeated="1023"/>
        </table:table-row>
        <table:table-row table:style-name="ro2">
          <table:table-cell table:style-name="ce3" office:value-type="string">
            <text:p>Full column/row selection</text:p>
          </table:table-cell>
          <table:table-cell office:value-type="string">
            <text:p>Select continuous region by mouse dragging on header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election highlight</text:p>
          </table:table-cell>
          <table:table-cell office:value-type="string">
            <text:p>Different selection highlight for cell and column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Sort direction decoratio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Filter selector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Rename </text:p>
          </table:table-cell>
          <table:table-cell/>
          <table:table-cell office:value-type="string">
            <text:p>Yes. Header click listener, display dialog, change the model, redraw.</text:p>
          </table:table-cell>
          <table:table-cell office:value-type="string">
            <text:p>Yes. Rename a column using the Column rename popup dialog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Grouping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Grouping expand/collapse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Grouping lock</text:p>
          </table:table-cell>
          <table:table-cell office:value-type="string">
            <text:p>Member columns cannot be removed or added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ells</text:p>
          </table:table-cell>
          <table:table-cell table:style-name="ce2" table:number-columns-repeated="1023"/>
        </table:table-row>
        <table:table-row table:style-name="ro2">
          <table:table-cell table:style-name="ce3" office:value-type="string">
            <text:p>Spa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Freeze</text:p>
          </table:table-cell>
          <table:table-cell/>
          <table:table-cell office:value-type="string">
            <text:p><text:s/></text:p>
          </table:table-cell>
          <table:table-cell office:value-type="string">
            <text:p>Partial. Drag, hide, show does not work for rows.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election </text:p>
          </table:table-cell>
          <table:table-cell office:value-type="string">
            <text:p>Select individual cells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Searching</text:p>
          </table:table-cell>
          <table:table-cell office:value-type="string">
            <text:p>Search dialog, wild cards, forward/backward, next/previous buttons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Default" office:value-type="string">
            <text:p><text:s/></text:p>
          </table:table-cell>
          <table:table-cell table:style-name="Default" table:number-columns-repeated="1021"/>
        </table:table-row>
        <table:table-row table:style-name="ro2">
          <table:table-cell table:style-name="ce2" office:value-type="string">
            <text:p>Style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Background color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order color, width, style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Image size, align, padding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ext font, color, align, padding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Change font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Custom cell painting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ultiline text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Style dialog </text:p>
          </table:table-cell>
          <table:table-cell/>
          <table:table-cell office:value-type="string">
            <text:p><text:s/></text:p>
          </table:table-cell>
          <table:table-cell office:value-type="string">
            <text:p>Apply style to selected cells</text:p>
          </table:table-cell>
          <table:table-cell table:number-columns-repeated="1020"/>
        </table:table-row>
        <table:table-row table:style-name="ro2">
          <table:table-cell office:value-type="string">
            <text:p>Validation state display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omposable cell painters</text:p>
          </table:table-cell>
          <table:table-cell office:value-type="string">
            <text:p>For example more then one text painters with four corner small icon decorators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diting <text:s/>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Editor types </text:p>
          </table:table-cell>
          <table:table-cell/>
          <table:table-cell office:value-type="string">
            <text:p><text:s/></text:p>
          </table:table-cell>
          <table:table-cell office:value-type="string">
            <text:p>Text / combo / check box cell edito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Native looking check box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Delta edit</text:p>
          </table:table-cell>
          <table:table-cell office:value-type="string">
            <text:p>Increase / decrease all selected cells by preset amount</text:p>
          </table:table-cell>
          <table:table-cell office:value-type="string">
            <text:p><text:s/></text:p>
          </table:table-cell>
          <table:table-cell office:value-type="string">
            <text:p>Configurable validation rules</text:p>
          </table:table-cell>
          <table:table-cell table:number-columns-repeated="1020"/>
        </table:table-row>
        <table:table-row table:style-name="ro2">
          <table:table-cell office:value-type="string">
            <text:p>Multi-cell edit</text:p>
          </table:table-cell>
          <table:table-cell office:value-type="string">
            <text:p>A single edit control in a popup to set the value for all selected cells</text:p>
          </table:table-cell>
          <table:table-cell office:value-type="string">
            <text:p><text:s/></text:p>
          </table:table-cell>
          <table:table-cell office:value-type="string">
            <text:p>Visual indication of invalid values</text:p>
          </table:table-cell>
          <table:table-cell table:number-columns-repeated="1020"/>
        </table:table-row>
        <table:table-row table:style-name="ro2">
          <table:table-cell office:value-type="string">
            <text:p><text:s text:c="2"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odel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List of POJO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<text:s/>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  <table:table-cell office:value-type="string">
            <text:p>Glazed Lists integration</text:p>
          </table:table-cell>
          <table:table-cell office:value-type="string">
            <text:p>Use glazed lists as the backing data source</text:p>
          </table:table-cell>
        </table:table-row>
        <table:table-row table:style-name="ro2">
          <table:table-cell office:value-type="string">
            <text:p>Conversion</text:p>
          </table:table-cell>
          <table:table-cell office:value-type="string">
            <text:p>Convert between actual data value and rendered value</text:p>
          </table:table-cell>
          <table:table-cell office:value-type="string">
            <text:p><text:s/></text:p>
          </table:table-cell>
          <table:table-cell table:style-name="Default"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Reflect model changes</text:p>
          </table:table-cell>
          <table:table-cell office:value-type="string">
            <text:p>Added/removed rows / columns, modified cell values</text:p>
          </table:table-cell>
          <table:table-cell office:value-type="string">
            <text:p>Yes. Just do matrix.redraw()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Filtering </text:p>
          </table:table-cell>
          <table:table-cell/>
          <table:table-cell office:value-type="string">
            <text:p>No. Do it in the model, then redraw the widget</text:p>
          </table:table-cell>
          <table:table-cell office:value-type="string">
            <text:p>Filter rows based on data values</text:p>
          </table:table-cell>
          <table:table-cell table:number-columns-repeated="1020"/>
        </table:table-row>
        <table:table-row table:style-name="ro2">
          <table:table-cell office:value-type="string">
            <text:p>Sorting</text:p>
          </table:table-cell>
          <table:table-cell office:value-type="string">
            <text:p>Configure comparators</text:p>
          </table:table-cell>
          <table:table-cell office:value-type="string">
            <text:p>No. Do it in the model, then redraw the widget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string">
            <text:p>Validation</text:p>
          </table:table-cell>
          <table:table-cell office:value-type="string">
            <text:p>Validation rules</text:p>
          </table:table-cell>
          <table:table-cell office:value-type="string">
            <text:p>No. It belongs to model.</text:p>
          </table:table-cell>
          <table:table-cell table:style-name="Default" table:number-columns-repeated="1021"/>
        </table:table-row>
        <table:table-row table:style-name="ro2">
          <table:table-cell/>
          <table:table-cell table:style-name="Default"/>
          <table:table-cell office:value-type="string">
            <text:p><text:s/></text:p>
          </table:table-cell>
          <table:table-cell table:style-name="Default" table:number-columns-repeated="1021"/>
        </table:table-row>
        <table:table-row table:style-name="ro2">
          <table:table-cell table:style-name="ce2" office:value-type="string">
            <text:p>Gesture bindings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Customizable </text:p>
          </table:table-cell>
          <table:table-cell office:value-type="string">
            <text:p>Navigation, selection, style application</text:p>
          </table:table-cell>
          <table:table-cell office:value-type="string">
            <text:p><text:s/></text:p>
          </table:table-cell>
          <table:table-cell office:value-type="string">
            <text:p>Partial. Selection behavior in response to events (like arrow keys) can be customized. Bind style feature to arbitrary key / mouse trigger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vents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Before / after edit</text:p>
          </table:table-cell>
          <table:table-cell office:value-type="string">
            <text:p>Fired before editor appears and after it is closed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<text:s text:c="2"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/O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>
            <text:p>Cut/copy/paste</text:p>
          </table:table-cell>
          <table:table-cell office:value-type="string">
            <text:p>Interoperable with Excel</text:p>
          </table:table-cell>
          <table:table-cell office:value-type="string">
            <text:p><text:s/></text:p>
          </table:table-cell>
          <table:table-cell office:value-type="string">
            <text:p>Partial. Only copy.</text:p>
          </table:table-cell>
          <table:table-cell table:number-columns-repeated="1020"/>
        </table:table-row>
        <table:table-row table:style-name="ro2">
          <table:table-cell office:value-type="string">
            <text:p>Excel export</text:p>
          </table:table-cell>
          <table:table-cell office:value-type="string">
            <text:p>Preserve formatting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Printing</text:p>
          </table:table-cell>
          <table:table-cell office:value-type="string">
            <text:p>Preserve formatting. Page range, landscape/portrait can be selected</text:p>
          </table:table-cell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Persistence</text:p>
          </table:table-cell>
          <table:table-cell office:value-type="string">
            <text:p>Save/load settings, styles, row/column state to/from persistent store</text:p>
          </table:table-cell>
          <table:table-cell table:number-columns-repeated="2" office:value-type="string">
            <text:p><text:s/>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ther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Blinking cells</text:p>
          </table:table-cell>
          <table:table-cell/>
          <table:table-cell office:value-type="string">
            <text:p><text:s/>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Region support </text:p>
          </table:table-cell>
          <table:table-cell/>
          <table:table-cell office:value-type="string">
            <text:p><text:s/></text:p>
          </table:table-cell>
          <table:table-cell office:value-type="string">
            <text:p>Grid can be divided into custom regions. Each of these regions can have custom painters, event handling etc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Questions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office:value-type="string">
            <text:p>What is wrap search?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 table:number-rows-repeated="65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5" table:number-columns-repeated="2" table:default-cell-style-name="Default"/>
        <table:table-column table:style-name="co5" table:default-cell-style-name="ce5"/>
        <table:table-row table:style-name="ro2">
          <table:table-cell table:number-columns-repeated="3"/>
        </table:table-row>
      </table:table>
      <table:table table:name="Arkusz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25.03.2011</text:date>, <text:time>19:05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ek Kołodziejczyk</meta:initial-creator>
    <meta:creation-date>2010-09-18T12:58:42</meta:creation-date>
    <dc:date>2011-03-25T19:05:11.40</dc:date>
    <dc:creator>Jacek Kołodziejczyk</dc:creator>
    <meta:editing-duration>PT21H20M42S</meta:editing-duration>
    <meta:editing-cycles>11</meta:editing-cycles>
    <meta:generator>OpenOffice.org/3.2$Win32 OpenOffice.org_project/320m18$Build-9502</meta:generator>
    <meta:document-statistic meta:table-count="3" meta:cell-count="1231" meta:object-count="0"/>
  </office:meta>
</office:document-meta>
</file>